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ipelineComponent.getOutputEndpointServic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ipelineComponent.onMessageExchange( MessageExchange exchang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PipelineComponent.PipelineComponent( QName service , String endpoi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ipelineComponent.getRequestResponseEndpoi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ipelineComponent.start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PipelineComponent.setRequestResponseServiceName( QName requestResponseServic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ipelineComponent.setOutputEndpointServiceName( QName outputEndpointServic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ipelineComponent.setRequestResponseEndpoint( ServiceEndpoint requestResponseEndpoi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ipelineComponent.getOutputEndpoi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ipelineComponent.PipelineCompon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PipelineComponent.chooseEndpoint( QName service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ipelineComponent.getRequestResponseServic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ipelineComponent.setOutputEndpoint( ServiceEndpoint outputEndpoi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